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6346in"/>
    </style:style>
    <style:style style:name="co11" style:family="table-column">
      <style:table-column-properties fo:break-before="auto" style:column-width="0.7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21"/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1"/>
    <style:style style:name="ce10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8" table:default-cell-style-name="ce3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7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6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6" table:formula="of:=([.H4]/[.G4])" office:value-type="percentage" office:value="0.0324730401066279">
            <text:p>3.25%</text:p>
          </table:table-cell>
          <table:table-cell>
            <draw:frame table:end-cell-address="AJB.R21" table:end-x="0.2307in" table:end-y="0.1535in" draw:z-index="0" draw:style-name="gr1" svg:width="7.2764in" svg:height="3.0748in" svg:x="0.1169in" svg:y="0.1031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1">
            <text:p>321</text:p>
          </table:table-cell>
          <table:table-cell table:style-name="ce6" table:formula="of:=([.H5]/[.G5])" office:value-type="percentage" office:value="0.0413819775686477">
            <text:p>4.14%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435">
            <text:p>7435</text:p>
          </table:table-cell>
          <table:table-cell office:value-type="float" office:value="284">
            <text:p>284</text:p>
          </table:table-cell>
          <table:table-cell table:style-name="ce6" table:formula="of:=([.H6]/[.G6])" office:value-type="percentage" office:value="0.0381977135171486">
            <text:p>3.82%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1">
            <text:p>291</text:p>
          </table:table-cell>
          <table:table-cell table:style-name="ce6" table:formula="of:=([.H7]/[.G7])" office:value-type="percentage" office:value="0.0392606583917971">
            <text:p>3.93%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77">
            <text:p>277</text:p>
          </table:table-cell>
          <table:table-cell table:style-name="ce6" table:formula="of:=([.H8]/[.G8])" office:value-type="percentage" office:value="0.0456417861262152">
            <text:p>4.56%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office:value-type="float" office:value="6685">
            <text:p>6685</text:p>
          </table:table-cell>
          <table:table-cell office:value-type="float" office:value="329">
            <text:p>329</text:p>
          </table:table-cell>
          <table:table-cell table:style-name="ce6" table:formula="of:=([.H9]/[.G9])" office:value-type="percentage" office:value="0.0492146596858639">
            <text:p>4.92%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office:value-type="float" office:value="6008">
            <text:p>6008</text:p>
          </table:table-cell>
          <table:table-cell office:value-type="float" office:value="267">
            <text:p>267</text:p>
          </table:table-cell>
          <table:table-cell table:style-name="ce6" table:formula="of:=([.H10]/[.G10])" office:value-type="percentage" office:value="0.0444407456724368">
            <text:p>4.44%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58333">
            <text:p>58333</text:p>
          </table:table-cell>
          <table:table-cell table:style-name="ce1" table:formula="of:=SUM([.H3:.H70])" office:value-type="float" office:value="2284">
            <text:p>2284</text:p>
          </table:table-cell>
          <table:table-cell table:style-name="Default"/>
          <table:table-cell/>
        </table:table-row>
      </table:table>
      <table:table table:name="AAA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default-cell-style-name="ce8"/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7" table:default-cell-style-name="ce9"/>
        <table:table-column table:style-name="co7" table:number-columns-repeated="3" table:default-cell-style-name="ce10"/>
        <table:table-column table:style-name="co7" table:default-cell-style-name="ce9"/>
        <table:table-row table:style-name="ro1">
          <table:table-cell table:number-columns-repeated="2"/>
          <table:table-cell table:style-name="Default" office:value-type="string">
            <text:p>AAA Data</text:p>
          </table:table-cell>
          <table:table-cell/>
          <table:table-cell table:style-name="Default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2" office:value-type="string">
            <text:p>Volume</text:p>
          </table:table-cell>
          <table:table-cell table:style-name="ce2" office:value-type="string">
            <text:p>Lit Year</text:p>
          </table:table-cell>
          <table:table-cell table:style-name="ce2" office:value-type="string">
            <text:p>Published</text:p>
          </table:table-cell>
          <table:table-cell table:style-name="ce2" office:value-type="string">
            <text:p>Front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Total Entries</text:p>
          </table:table-cell>
          <table:table-cell table:style-name="ce2" office:value-type="string">
            <text:p>Book Count</text:p>
          </table:table-cell>
          <table:table-cell office:value-type="string">
            <text:p>Conf. Proc.</text:p>
          </table:table-cell>
          <table:table-cell table:style-name="ce2" office:value-type="string">
            <text:p>Total Books</text:p>
          </table:table-cell>
          <table:table-cell table:style-name="Default" office:value-type="string">
            <text:p>% Books</text:p>
          </table:table-cell>
          <table:table-cell table:style-name="Default" office:value-type="string">
            <text:p>Year Entries</text:p>
          </table:table-cell>
          <table:table-cell table:style-name="Default" office:value-type="string">
            <text:p>Year Books</text:p>
          </table:table-cell>
          <table:table-cell table:style-name="Default" office:value-type="string">
            <text:p>Year Conf</text:p>
          </table:table-cell>
          <table:table-cell table:style-name="Default" office:value-type="string">
            <text:p>Year % Books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formula="of:=[.J3]/[.G3]" office:value-type="percentage" office:value="0.0232187761944677">
            <text:p>2.32%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formula="of:=[.J4]/[.G4]" office:value-type="percentage" office:value="0.0114960881366757">
            <text:p>1.15%</text:p>
          </table:table-cell>
          <table:table-cell table:formula="of:=SUM([.G4:.G5])" office:value-type="float" office:value="24361">
            <text:p>24361</text:p>
          </table:table-cell>
          <table:table-cell table:formula="of:=SUM([.H4:.H5])" office:value-type="float" office:value="97">
            <text:p>97</text:p>
          </table:table-cell>
          <table:table-cell table:formula="of:=SUM([.I4:.I5])" office:value-type="float" office:value="222">
            <text:p>222</text:p>
          </table:table-cell>
          <table:table-cell table:formula="of:=SUM([.M4:.N4]) /[.L4]" office:value-type="percentage" office:value="0.0130947005459546">
            <text:p>1.31%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formula="of:=[.J5]/[.G5]" office:value-type="percentage" office:value="0.0147866497676384">
            <text:p>1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formula="of:=[.J6]/[.G6]" office:value-type="percentage" office:value="0.0126953841637925">
            <text:p>1.27%</text:p>
          </table:table-cell>
          <table:table-cell table:formula="of:=SUM([.G6:.G7])" office:value-type="float" office:value="25376">
            <text:p>25376</text:p>
          </table:table-cell>
          <table:table-cell table:formula="of:=SUM([.H6:.H7])" office:value-type="float" office:value="101">
            <text:p>101</text:p>
          </table:table-cell>
          <table:table-cell table:formula="of:=SUM([.I6:.I7])" office:value-type="float" office:value="227">
            <text:p>227</text:p>
          </table:table-cell>
          <table:table-cell table:formula="of:=SUM([.M6:.N6]) /[.L6]" office:value-type="percentage" office:value="0.0129255989911728">
            <text:p>1.29%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formula="of:=[.J7]/[.G7]" office:value-type="percentage" office:value="0.0131926121372032">
            <text:p>1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formula="of:=[.J8]/[.G8]" office:value-type="percentage" office:value="0.00785116914149172">
            <text:p>0.79%</text:p>
          </table:table-cell>
          <table:table-cell table:formula="of:=SUM([.G8:.G9])" office:value-type="float" office:value="22547">
            <text:p>22547</text:p>
          </table:table-cell>
          <table:table-cell table:formula="of:=SUM([.H8:.H9])" office:value-type="float" office:value="87">
            <text:p>87</text:p>
          </table:table-cell>
          <table:table-cell table:formula="of:=SUM([.I8:.I9])" office:value-type="float" office:value="173">
            <text:p>173</text:p>
          </table:table-cell>
          <table:table-cell table:formula="of:=SUM([.M8:.N8]) /[.L8]" office:value-type="percentage" office:value="0.0115314676010112">
            <text:p>1.15%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formula="of:=[.J9]/[.G9]" office:value-type="percentage" office:value="0.015513897866839">
            <text:p>1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formula="of:=[.J10]/[.G10]" office:value-type="percentage" office:value="0.0109881031064111">
            <text:p>1.10%</text:p>
          </table:table-cell>
          <table:table-cell table:formula="of:=SUM([.G10:.G11])" office:value-type="float" office:value="24461">
            <text:p>24461</text:p>
          </table:table-cell>
          <table:table-cell table:formula="of:=SUM([.H10:.H11])" office:value-type="float" office:value="106">
            <text:p>106</text:p>
          </table:table-cell>
          <table:table-cell table:formula="of:=SUM([.I10:.I11])" office:value-type="float" office:value="221">
            <text:p>221</text:p>
          </table:table-cell>
          <table:table-cell table:formula="of:=SUM([.M10:.N10]) /[.L10]" office:value-type="percentage" office:value="0.0133682187972691">
            <text:p>1.34%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formula="of:=[.J11]/[.G11]" office:value-type="percentage" office:value="0.0156996034636239">
            <text:p>1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formula="of:=[.J12]/[.G12]" office:value-type="percentage" office:value="0.0128063386769854">
            <text:p>1.28%</text:p>
          </table:table-cell>
          <table:table-cell table:formula="of:=SUM([.G12:.G13])" office:value-type="float" office:value="21512">
            <text:p>21512</text:p>
          </table:table-cell>
          <table:table-cell table:formula="of:=SUM([.H12:.H13])" office:value-type="float" office:value="118">
            <text:p>118</text:p>
          </table:table-cell>
          <table:table-cell table:formula="of:=SUM([.I12:.I13])" office:value-type="float" office:value="181">
            <text:p>181</text:p>
          </table:table-cell>
          <table:table-cell table:formula="of:=SUM([.M12:.N12]) /[.L12]" office:value-type="percentage" office:value="0.0138992190405355">
            <text:p>1.39%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formula="of:=[.J13]/[.G13]" office:value-type="percentage" office:value="0.0150121974103959">
            <text:p>1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formula="of:=[.J14]/[.G14]" office:value-type="percentage" office:value="0.0137715444406894">
            <text:p>1.38%</text:p>
          </table:table-cell>
          <table:table-cell table:formula="of:=SUM([.G14:.G15])" office:value-type="float" office:value="23501">
            <text:p>23501</text:p>
          </table:table-cell>
          <table:table-cell table:formula="of:=SUM([.H14:.H15])" office:value-type="float" office:value="120">
            <text:p>120</text:p>
          </table:table-cell>
          <table:table-cell table:formula="of:=SUM([.I14:.I15])" office:value-type="float" office:value="233">
            <text:p>233</text:p>
          </table:table-cell>
          <table:table-cell table:formula="of:=SUM([.M14:.N14]) /[.L14]" office:value-type="percentage" office:value="0.0150206374196843">
            <text:p>1.50%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formula="of:=[.J15]/[.G15]" office:value-type="percentage" office:value="0.0162880411487355">
            <text:p>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formula="of:=[.J16]/[.G16]" office:value-type="percentage" office:value="0.0106990014265335">
            <text:p>1.07%</text:p>
          </table:table-cell>
          <table:table-cell table:formula="of:=SUM([.G16:.G17])" office:value-type="float" office:value="24698">
            <text:p>24698</text:p>
          </table:table-cell>
          <table:table-cell table:formula="of:=SUM([.H16:.H17])" office:value-type="float" office:value="135">
            <text:p>135</text:p>
          </table:table-cell>
          <table:table-cell table:formula="of:=SUM([.I16:.I17])" office:value-type="float" office:value="176">
            <text:p>176</text:p>
          </table:table-cell>
          <table:table-cell table:formula="of:=SUM([.M16:.N16]) /[.L16]" office:value-type="percentage" office:value="0.0125921127216779">
            <text:p>1.26%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formula="of:=[.J17]/[.G17]" office:value-type="percentage" office:value="0.0145695364238411">
            <text:p>1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formula="of:=[.J18]/[.G18]" office:value-type="percentage" office:value="0.0121910487641951">
            <text:p>1.22%</text:p>
          </table:table-cell>
          <table:table-cell table:formula="of:=SUM([.G18:.G19])" office:value-type="float" office:value="21983">
            <text:p>21983</text:p>
          </table:table-cell>
          <table:table-cell table:formula="of:=SUM([.H18:.H19])" office:value-type="float" office:value="148">
            <text:p>148</text:p>
          </table:table-cell>
          <table:table-cell table:formula="of:=SUM([.I18:.I19])" office:value-type="float" office:value="199">
            <text:p>199</text:p>
          </table:table-cell>
          <table:table-cell table:formula="of:=SUM([.M18:.N18]) /[.L18]" office:value-type="percentage" office:value="0.0157849247145522">
            <text:p>1.58%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formula="of:=[.J19]/[.G19]" office:value-type="percentage" office:value="0.0200859398421105">
            <text:p>2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formula="of:=[.J20]/[.G20]" office:value-type="percentage" office:value="0.0148903528562404">
            <text:p>1.49%</text:p>
          </table:table-cell>
          <table:table-cell table:formula="of:=SUM([.G20:.G21])" office:value-type="float" office:value="22890">
            <text:p>22890</text:p>
          </table:table-cell>
          <table:table-cell table:formula="of:=SUM([.H20:.H21])" office:value-type="float" office:value="164">
            <text:p>164</text:p>
          </table:table-cell>
          <table:table-cell table:formula="of:=SUM([.I20:.I21])" office:value-type="float" office:value="264">
            <text:p>264</text:p>
          </table:table-cell>
          <table:table-cell table:formula="of:=SUM([.M20:.N20]) /[.L20]" office:value-type="percentage" office:value="0.018698121450415">
            <text:p>1.87%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formula="of:=[.J21]/[.G21]" office:value-type="percentage" office:value="0.0222711491235498">
            <text:p>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formula="of:=[.J22]/[.G22]" office:value-type="percentage" office:value="0.0163192904656319">
            <text:p>1.63%</text:p>
          </table:table-cell>
          <table:table-cell table:formula="of:=SUM([.G22:.G23])" office:value-type="float" office:value="22887">
            <text:p>22887</text:p>
          </table:table-cell>
          <table:table-cell table:formula="of:=SUM([.H22:.H23])" office:value-type="float" office:value="147">
            <text:p>147</text:p>
          </table:table-cell>
          <table:table-cell table:formula="of:=SUM([.I22:.I23])" office:value-type="float" office:value="267">
            <text:p>267</text:p>
          </table:table-cell>
          <table:table-cell table:formula="of:=SUM([.M22:.N22]) /[.L22]" office:value-type="percentage" office:value="0.0180888714117184">
            <text:p>1.81%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formula="of:=[.J23]/[.G23]" office:value-type="percentage" office:value="0.019807096107475">
            <text:p>1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formula="of:=[.J24]/[.G24]" office:value-type="percentage" office:value="0.0137221269296741">
            <text:p>1.37%</text:p>
          </table:table-cell>
          <table:table-cell table:formula="of:=SUM([.G24:.G25])" office:value-type="float" office:value="22846">
            <text:p>22846</text:p>
          </table:table-cell>
          <table:table-cell table:formula="of:=SUM([.H24:.H25])" office:value-type="float" office:value="184">
            <text:p>184</text:p>
          </table:table-cell>
          <table:table-cell table:formula="of:=SUM([.I24:.I25])" office:value-type="float" office:value="208">
            <text:p>208</text:p>
          </table:table-cell>
          <table:table-cell table:formula="of:=SUM([.M24:.N24]) /[.L24]" office:value-type="percentage" office:value="0.0171583647027926">
            <text:p>1.72%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formula="of:=[.J25]/[.G25]" office:value-type="percentage" office:value="0.0203925567167984">
            <text:p>2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office:value-type="string">
            <text:p>X</text:p>
          </table:table-cell>
          <table:table-cell office:value-type="float" office:value="1298">
            <text:p>1298</text:p>
          </table:table-cell>
          <table:table-cell/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formula="of:=[.J26]/[.G26]" office:value-type="percentage" office:value="0">
            <text:p>#DIV/0!</text:p>
          </table:table-cell>
          <table:table-cell table:formula="of:=SUM([.G26:.G27])" office:value-type="float" office:value="0">
            <text:p>0</text:p>
          </table:table-cell>
          <table:table-cell table:formula="of:=SUM([.H26:.H27])" office:value-type="float" office:value="347">
            <text:p>347</text:p>
          </table:table-cell>
          <table:table-cell table:formula="of:=SUM([.I26:.I27])" office:value-type="float" office:value="217">
            <text:p>217</text:p>
          </table:table-cell>
          <table:table-cell table:formula="of:=SUM([.M26:.N26]) /[.L2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office:value-type="string">
            <text:p>X</text:p>
          </table:table-cell>
          <table:table-cell office:value-type="float" office:value="1259">
            <text:p>1259</text:p>
          </table:table-cell>
          <table:table-cell/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formula="of:=[.J27]/[.G2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formula="of:=[.J28]/[.G28]" office:value-type="percentage" office:value="0">
            <text:p>#DIV/0!</text:p>
          </table:table-cell>
          <table:table-cell table:formula="of:=SUM([.G28:.G29])" office:value-type="float" office:value="0">
            <text:p>0</text:p>
          </table:table-cell>
          <table:table-cell table:formula="of:=SUM([.H28:.H29])" office:value-type="float" office:value="305">
            <text:p>305</text:p>
          </table:table-cell>
          <table:table-cell table:formula="of:=SUM([.I28:.I29])" office:value-type="float" office:value="206">
            <text:p>206</text:p>
          </table:table-cell>
          <table:table-cell table:formula="of:=SUM([.M28:.N28]) /[.L2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formula="of:=[.J29]/[.G2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formula="of:=[.J30]/[.G30]" office:value-type="percentage" office:value="0">
            <text:p>#DIV/0!</text:p>
          </table:table-cell>
          <table:table-cell table:formula="of:=SUM([.G30:.G31])" office:value-type="float" office:value="0">
            <text:p>0</text:p>
          </table:table-cell>
          <table:table-cell table:formula="of:=SUM([.H30:.H31])" office:value-type="float" office:value="391">
            <text:p>391</text:p>
          </table:table-cell>
          <table:table-cell table:formula="of:=SUM([.I30:.I31])" office:value-type="float" office:value="220">
            <text:p>220</text:p>
          </table:table-cell>
          <table:table-cell table:formula="of:=SUM([.M30:.N30]) /[.L3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formula="of:=[.J31]/[.G3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formula="of:=[.J32]/[.G32]" office:value-type="percentage" office:value="0">
            <text:p>#DIV/0!</text:p>
          </table:table-cell>
          <table:table-cell table:formula="of:=SUM([.G32:.G33])" office:value-type="float" office:value="0">
            <text:p>0</text:p>
          </table:table-cell>
          <table:table-cell table:formula="of:=SUM([.H32:.H33])" office:value-type="float" office:value="401">
            <text:p>401</text:p>
          </table:table-cell>
          <table:table-cell table:formula="of:=SUM([.I32:.I33])" office:value-type="float" office:value="228">
            <text:p>228</text:p>
          </table:table-cell>
          <table:table-cell table:formula="of:=SUM([.M32:.N32]) /[.L3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formula="of:=[.J33]/[.G3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formula="of:=[.J34]/[.G34]" office:value-type="percentage" office:value="0">
            <text:p>#DIV/0!</text:p>
          </table:table-cell>
          <table:table-cell table:formula="of:=SUM([.G34:.G35])" office:value-type="float" office:value="0">
            <text:p>0</text:p>
          </table:table-cell>
          <table:table-cell table:formula="of:=SUM([.H34:.H35])" office:value-type="float" office:value="340">
            <text:p>340</text:p>
          </table:table-cell>
          <table:table-cell table:formula="of:=SUM([.I34:.I35])" office:value-type="float" office:value="197">
            <text:p>197</text:p>
          </table:table-cell>
          <table:table-cell table:formula="of:=SUM([.M34:.N34]) /[.L3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formula="of:=[.J35]/[.G3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formula="of:=[.J36]/[.G36]" office:value-type="percentage" office:value="0">
            <text:p>#DIV/0!</text:p>
          </table:table-cell>
          <table:table-cell table:formula="of:=SUM([.G36:.G37])" office:value-type="float" office:value="0">
            <text:p>0</text:p>
          </table:table-cell>
          <table:table-cell table:formula="of:=SUM([.H36:.H37])" office:value-type="float" office:value="308">
            <text:p>308</text:p>
          </table:table-cell>
          <table:table-cell table:formula="of:=SUM([.I36:.I37])" office:value-type="float" office:value="175">
            <text:p>175</text:p>
          </table:table-cell>
          <table:table-cell table:formula="of:=SUM([.M36:.N36]) /[.L3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formula="of:=[.J37]/[.G3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formula="of:=[.J38]/[.G38]" office:value-type="percentage" office:value="0">
            <text:p>#DIV/0!</text:p>
          </table:table-cell>
          <table:table-cell table:formula="of:=SUM([.G38:.G39])" office:value-type="float" office:value="0">
            <text:p>0</text:p>
          </table:table-cell>
          <table:table-cell table:formula="of:=SUM([.H38:.H39])" office:value-type="float" office:value="282">
            <text:p>282</text:p>
          </table:table-cell>
          <table:table-cell table:formula="of:=SUM([.I38:.I39])" office:value-type="float" office:value="160">
            <text:p>160</text:p>
          </table:table-cell>
          <table:table-cell table:formula="of:=SUM([.M38:.N38]) /[.L3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formula="of:=[.J39]/[.G3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formula="of:=[.J40]/[.G40]" office:value-type="percentage" office:value="0">
            <text:p>#DIV/0!</text:p>
          </table:table-cell>
          <table:table-cell table:formula="of:=SUM([.G40:.G41])" office:value-type="float" office:value="0">
            <text:p>0</text:p>
          </table:table-cell>
          <table:table-cell table:formula="of:=SUM([.H40:.H41])" office:value-type="float" office:value="315">
            <text:p>315</text:p>
          </table:table-cell>
          <table:table-cell table:formula="of:=SUM([.I40:.I41])" office:value-type="float" office:value="142">
            <text:p>142</text:p>
          </table:table-cell>
          <table:table-cell table:formula="of:=SUM([.M40:.N40]) /[.L4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formula="of:=[.J41]/[.G4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formula="of:=[.J42]/[.G42]" office:value-type="percentage" office:value="0">
            <text:p>#DIV/0!</text:p>
          </table:table-cell>
          <table:table-cell table:formula="of:=SUM([.G42:.G43])" office:value-type="float" office:value="0">
            <text:p>0</text:p>
          </table:table-cell>
          <table:table-cell table:formula="of:=SUM([.H42:.H43])" office:value-type="float" office:value="278">
            <text:p>278</text:p>
          </table:table-cell>
          <table:table-cell table:formula="of:=SUM([.I42:.I43])" office:value-type="float" office:value="131">
            <text:p>131</text:p>
          </table:table-cell>
          <table:table-cell table:formula="of:=SUM([.M42:.N42]) /[.L4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formula="of:=[.J43]/[.G4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formula="of:=[.J44]/[.G44]" office:value-type="percentage" office:value="0">
            <text:p>#DIV/0!</text:p>
          </table:table-cell>
          <table:table-cell table:formula="of:=SUM([.G44:.G45])" office:value-type="float" office:value="0">
            <text:p>0</text:p>
          </table:table-cell>
          <table:table-cell table:formula="of:=SUM([.H44:.H45])" office:value-type="float" office:value="337">
            <text:p>337</text:p>
          </table:table-cell>
          <table:table-cell table:formula="of:=SUM([.I44:.I45])" office:value-type="float" office:value="135">
            <text:p>135</text:p>
          </table:table-cell>
          <table:table-cell table:formula="of:=SUM([.M44:.N44]) /[.L4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formula="of:=[.J45]/[.G4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formula="of:=[.J46]/[.G46]" office:value-type="percentage" office:value="0">
            <text:p>#DIV/0!</text:p>
          </table:table-cell>
          <table:table-cell table:formula="of:=SUM([.G46:.G47])" office:value-type="float" office:value="0">
            <text:p>0</text:p>
          </table:table-cell>
          <table:table-cell table:formula="of:=SUM([.H46:.H47])" office:value-type="float" office:value="321">
            <text:p>321</text:p>
          </table:table-cell>
          <table:table-cell table:formula="of:=SUM([.I46:.I47])" office:value-type="float" office:value="105">
            <text:p>105</text:p>
          </table:table-cell>
          <table:table-cell table:formula="of:=SUM([.M46:.N46]) /[.L4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formula="of:=[.J47]/[.G4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formula="of:=[.J48]/[.G48]" office:value-type="percentage" office:value="0">
            <text:p>#DIV/0!</text:p>
          </table:table-cell>
          <table:table-cell table:formula="of:=SUM([.G48:.G49])" office:value-type="float" office:value="0">
            <text:p>0</text:p>
          </table:table-cell>
          <table:table-cell table:formula="of:=SUM([.H48:.H49])" office:value-type="float" office:value="368">
            <text:p>368</text:p>
          </table:table-cell>
          <table:table-cell table:formula="of:=SUM([.I48:.I49])" office:value-type="float" office:value="104">
            <text:p>104</text:p>
          </table:table-cell>
          <table:table-cell table:formula="of:=SUM([.M48:.N48]) /[.L4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formula="of:=[.J49]/[.G4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formula="of:=[.J50]/[.G50]" office:value-type="percentage" office:value="0">
            <text:p>#DIV/0!</text:p>
          </table:table-cell>
          <table:table-cell table:formula="of:=SUM([.G50:.G51])" office:value-type="float" office:value="0">
            <text:p>0</text:p>
          </table:table-cell>
          <table:table-cell table:formula="of:=SUM([.H50:.H51])" office:value-type="float" office:value="297">
            <text:p>297</text:p>
          </table:table-cell>
          <table:table-cell table:formula="of:=SUM([.I50:.I51])" office:value-type="float" office:value="127">
            <text:p>127</text:p>
          </table:table-cell>
          <table:table-cell table:formula="of:=SUM([.M50:.N50]) /[.L5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formula="of:=[.J51]/[.G5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formula="of:=[.J52]/[.G52]" office:value-type="percentage" office:value="0">
            <text:p>#DIV/0!</text:p>
          </table:table-cell>
          <table:table-cell table:formula="of:=SUM([.G52:.G53])" office:value-type="float" office:value="0">
            <text:p>0</text:p>
          </table:table-cell>
          <table:table-cell table:formula="of:=SUM([.H52:.H53])" office:value-type="float" office:value="310">
            <text:p>310</text:p>
          </table:table-cell>
          <table:table-cell table:formula="of:=SUM([.I52:.I53])" office:value-type="float" office:value="79">
            <text:p>79</text:p>
          </table:table-cell>
          <table:table-cell table:formula="of:=SUM([.M52:.N52]) /[.L5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formula="of:=[.J53]/[.G5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formula="of:=[.J54]/[.G54]" office:value-type="percentage" office:value="0">
            <text:p>#DIV/0!</text:p>
          </table:table-cell>
          <table:table-cell table:formula="of:=SUM([.G54:.G55])" office:value-type="float" office:value="0">
            <text:p>0</text:p>
          </table:table-cell>
          <table:table-cell table:formula="of:=SUM([.H54:.H55])" office:value-type="float" office:value="333">
            <text:p>333</text:p>
          </table:table-cell>
          <table:table-cell table:formula="of:=SUM([.I54:.I55])" office:value-type="float" office:value="85">
            <text:p>85</text:p>
          </table:table-cell>
          <table:table-cell table:formula="of:=SUM([.M54:.N54]) /[.L5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formula="of:=[.J55]/[.G5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formula="of:=[.J56]/[.G56]" office:value-type="percentage" office:value="0">
            <text:p>#DIV/0!</text:p>
          </table:table-cell>
          <table:table-cell table:formula="of:=SUM([.G56:.G57])" office:value-type="float" office:value="0">
            <text:p>0</text:p>
          </table:table-cell>
          <table:table-cell table:formula="of:=SUM([.H56:.H57])" office:value-type="float" office:value="318">
            <text:p>318</text:p>
          </table:table-cell>
          <table:table-cell table:formula="of:=SUM([.I56:.I57])" office:value-type="float" office:value="71">
            <text:p>71</text:p>
          </table:table-cell>
          <table:table-cell table:formula="of:=SUM([.M56:.N56]) /[.L56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formula="of:=[.J57]/[.G57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formula="of:=[.J58]/[.G58]" office:value-type="percentage" office:value="0">
            <text:p>#DIV/0!</text:p>
          </table:table-cell>
          <table:table-cell table:formula="of:=SUM([.G58:.G59])" office:value-type="float" office:value="0">
            <text:p>0</text:p>
          </table:table-cell>
          <table:table-cell table:formula="of:=SUM([.H58:.H59])" office:value-type="float" office:value="340">
            <text:p>340</text:p>
          </table:table-cell>
          <table:table-cell table:formula="of:=SUM([.I58:.I59])" office:value-type="float" office:value="54">
            <text:p>54</text:p>
          </table:table-cell>
          <table:table-cell table:formula="of:=SUM([.M58:.N58]) /[.L58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formula="of:=[.J59]/[.G59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formula="of:=[.J60]/[.G60]" office:value-type="percentage" office:value="0">
            <text:p>#DIV/0!</text:p>
          </table:table-cell>
          <table:table-cell table:formula="of:=SUM([.G60:.G61])" office:value-type="float" office:value="0">
            <text:p>0</text:p>
          </table:table-cell>
          <table:table-cell table:formula="of:=SUM([.H60:.H61])" office:value-type="float" office:value="293">
            <text:p>293</text:p>
          </table:table-cell>
          <table:table-cell table:formula="of:=SUM([.I60:.I61])" office:value-type="float" office:value="59">
            <text:p>59</text:p>
          </table:table-cell>
          <table:table-cell table:formula="of:=SUM([.M60:.N60]) /[.L60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formula="of:=[.J61]/[.G61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formula="of:=[.J62]/[.G62]" office:value-type="percentage" office:value="0">
            <text:p>#DIV/0!</text:p>
          </table:table-cell>
          <table:table-cell table:formula="of:=SUM([.G62:.G63])" office:value-type="float" office:value="0">
            <text:p>0</text:p>
          </table:table-cell>
          <table:table-cell table:formula="of:=SUM([.H62:.H63])" office:value-type="float" office:value="326">
            <text:p>326</text:p>
          </table:table-cell>
          <table:table-cell table:formula="of:=SUM([.I62:.I63])" office:value-type="float" office:value="59">
            <text:p>59</text:p>
          </table:table-cell>
          <table:table-cell table:formula="of:=SUM([.M62:.N62]) /[.L62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formula="of:=[.J63]/[.G63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formula="of:=[.J64]/[.G64]" office:value-type="percentage" office:value="0">
            <text:p>#DIV/0!</text:p>
          </table:table-cell>
          <table:table-cell table:formula="of:=SUM([.G64:.G65])" office:value-type="float" office:value="0">
            <text:p>0</text:p>
          </table:table-cell>
          <table:table-cell table:formula="of:=SUM([.H64:.H65])" office:value-type="float" office:value="277">
            <text:p>277</text:p>
          </table:table-cell>
          <table:table-cell table:formula="of:=SUM([.I64:.I65])" office:value-type="float" office:value="61">
            <text:p>61</text:p>
          </table:table-cell>
          <table:table-cell table:formula="of:=SUM([.M64:.N64]) /[.L64]" office:value-type="percentage" office:value="0">
            <text:p>#DIV/0!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formula="of:=[.J65]/[.G65]" office:value-type="percentage" office:value="0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" table:formula="of:=SUM([.G3:.G65])" office:value-type="float" office:value="268992">
            <text:p>268992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formula="of:=[.J67]/[.G67]" office:value-type="percentage" office:value="0.0489122353081133">
            <text:p>4.89%</text:p>
          </table:table-cell>
          <table:table-cell table:style-name="ce9"/>
          <table:table-cell table:style-name="Default" table:number-columns-repeated="3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02/18/2012</text:date>, <text:time>18:2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2-02-18T18:22:59</dc:date>
    <meta:editing-duration>P1DT10H59M55S</meta:editing-duration>
    <meta:editing-cycles>31</meta:editing-cycles>
    <meta:generator>LibreOffice/3.4$Linux LibreOffice_project/340m1$Build-402</meta:generator>
    <dc:creator>Jim Fowler</dc:creator>
    <meta:document-statistic meta:table-count="3" meta:cell-count="115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83cm" svg:height="7.811cm" xlink:href=".." xlink:type="simple" chart:class="chart:scatter" chart:style-name="ch1">
        <chart:legend chart:legend-position="end" svg:x="15.843cm" svg:y="3.612cm" style:legend-expansion="high" chart:style-name="ch2"/>
        <chart:plot-area chart:style-name="ch3" table:cell-range-address="AJB.B3:AJB.B70 AJB.F2:AJB.F70 AJB.H2:AJB.H70" chart:data-source-has-labels="row" svg:x="1.295cm" svg:y="0.154cm" svg:width="14.561cm" svg:height="6.598cm">
          <chartooo:coordinate-region svg:x="2.022cm" svg:y="0.314cm" svg:width="13.673cm" svg:height="5.87cm"/>
          <chart:axis chart:dimension="x" chart:name="primary-x" chart:style-name="ch4">
            <chart:title svg:x="8.168cm" svg:y="7.109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6cm" svg:y="3.966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7">
                <text:p>247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